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left" draw:textarea-vertical-align="top" draw:auto-grow-height="false" fo:min-height="3.702cm" fo:min-width="7.985cm"/>
      <style:paragraph-properties style:writing-mode="lr-tb"/>
    </style:style>
    <style:style style:name="gr2" style:family="graphic" style:parent-style-name="standard">
      <style:graphic-properties draw:fill="solid" draw:fill-color="#dddddd" draw:textarea-horizontal-align="left" draw:textarea-vertical-align="top" draw:auto-grow-height="false" fo:min-height="3.763cm" fo:min-width="7.884cm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55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6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63cm"/>
      <style:paragraph-properties style:writing-mode="lr-tb"/>
    </style:style>
    <style:style style:name="gr8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15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1.75cm" fo:min-width="3.048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dddddd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color="#9900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0066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85cm" svg:height="3.952cm" svg:x="11.739cm" svg:y="1.308cm">
          <text:p text:style-name="P1"><text:span text:style-name="T1">HA Cluster (10.2.1.40 floating IP)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4cm" svg:height="4.013cm" svg:x="1.915cm" svg:y="1.247cm">
          <text:p text:style-name="P1"><text:span text:style-name="T1">Load balance group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1cm" svg:y1="6.406cm" svg:x2="18.369cm" svg:y2="6.447cm">
          <text:p/>
        </draw:line>
        <draw:frame draw:style-name="gr4" draw:text-style-name="P4" draw:layer="layout" svg:width="3.055cm" svg:height="1.199cm" svg:x="11.071cm" svg:y="6.435cm">
          <draw:text-box>
            <text:p><text:span text:style-name="T2">10.2.1.0/24 <text:s/></text:span></text:p>
            <text:p><text:span text:style-name="T3">VBox Internal</text:span></text:p>
          </draw:text-box>
        </draw:frame>
        <draw:custom-shape draw:style-name="gr5" draw:text-style-name="P5" draw:layer="layout" svg:width="3.548cm" svg:height="2cm" svg:x="12.722cm" svg:y="2.082cm">
          <text:p text:style-name="P1"><text:span text:style-name="T1">db01</text:span></text:p>
          <text:p text:style-name="P1"><text:span text:style-name="T4">mysql DB ser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773cm" svg:y1="6.395cm" svg:x2="13.807cm" svg:y2="4.015cm">
          <text:p/>
        </draw:line>
        <draw:frame draw:style-name="gr7" draw:text-style-name="P6" draw:layer="layout" svg:width="1.963cm" svg:height="1.209cm" svg:x="13.75cm" svg:y="3.726cm">
          <draw:text-box>
            <text:p><text:span text:style-name="T5"/></text:p>
            <text:p><text:span text:style-name="T5">10.2.1.41</text:span></text:p>
          </draw:text-box>
        </draw:frame>
        <draw:custom-shape draw:style-name="gr8" draw:text-style-name="P8" draw:layer="layout" svg:width="7.978cm" svg:height="2.601cm" svg:x="2.809cm" svg:y="8.741cm">
          <text:p text:style-name="P1"><text:span text:style-name="T1">lb01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084cm" svg:y1="8.735cm" svg:x2="4.084cm" svg:y2="6.443cm">
          <text:p/>
        </draw:line>
        <draw:frame draw:style-name="gr9" draw:text-style-name="P6" draw:layer="layout" svg:width="1.975cm" svg:height="1.039cm" svg:x="3.933cm" svg:y="7.953cm">
          <draw:text-box>
            <text:p><text:span text:style-name="T5">10.2.1.10</text:span></text:p>
          </draw:text-box>
        </draw:frame>
        <draw:frame draw:style-name="gr10" draw:text-style-name="P6" draw:layer="layout" svg:width="2.915cm" svg:height="1.039cm" svg:x="3.941cm" svg:y="11.351cm">
          <draw:text-box>
            <text:p><text:span text:style-name="T5">10.1.1.10</text:span></text:p>
          </draw:text-box>
        </draw:frame>
        <draw:line draw:style-name="gr11" draw:text-style-name="P3" draw:layer="layout" svg:x1="2.01cm" svg:y1="12.707cm" svg:x2="13.041cm" svg:y2="12.657cm">
          <text:p/>
        </draw:line>
        <draw:line draw:style-name="gr12" draw:text-style-name="P3" draw:layer="layout" svg:x1="4.084cm" svg:y1="12.735cm" svg:x2="4.111cm" svg:y2="11.38cm">
          <text:p/>
        </draw:line>
        <draw:frame draw:style-name="gr13" draw:text-style-name="P10" draw:layer="layout" svg:width="7.208cm" svg:height="1.04cm" svg:x="3.137cm" svg:y="9.5cm">
          <draw:text-box>
            <text:p text:style-name="P9"><text:span text:style-name="T4">haproxy load balancer</text:span></text:p>
          </draw:text-box>
        </draw:frame>
        <draw:custom-shape draw:style-name="gr5" draw:text-style-name="P5" draw:layer="layout" svg:width="3.293cm" svg:height="2cm" svg:x="6.522cm" svg:y="2.107cm">
          <text:p text:style-name="P1"><text:span text:style-name="T1">w02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673cm" svg:y1="6.42cm" svg:x2="7.673cm" svg:y2="4.128cm">
          <text:p/>
        </draw:line>
        <draw:frame draw:style-name="gr9" draw:text-style-name="P6" draw:layer="layout" svg:width="1.975cm" svg:height="1.039cm" svg:x="7.653cm" svg:y="4.051cm">
          <draw:text-box>
            <text:p><text:span text:style-name="T5"/></text:p>
            <text:p><text:span text:style-name="T5">10.2.1.21</text:span></text:p>
          </draw:text-box>
        </draw:frame>
        <draw:custom-shape draw:style-name="gr5" draw:text-style-name="P5" draw:layer="layout" svg:width="3.293cm" svg:height="2cm" svg:x="2.422cm" svg:y="2.132cm">
          <text:p text:style-name="P1"><text:span text:style-name="T1">w01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673cm" svg:y1="6.445cm" svg:x2="3.673cm" svg:y2="4.153cm">
          <text:p/>
        </draw:line>
        <draw:frame draw:style-name="gr9" draw:text-style-name="P6" draw:layer="layout" svg:width="1.975cm" svg:height="1.039cm" svg:x="3.553cm" svg:y="4.076cm">
          <draw:text-box>
            <text:p><text:span text:style-name="T5"/></text:p>
            <text:p><text:span text:style-name="T5">10.2.1.20</text:span></text:p>
          </draw:text-box>
        </draw:frame>
        <draw:frame draw:style-name="gr14" draw:text-style-name="P4" draw:layer="layout" svg:width="3.427cm" svg:height="1.199cm" svg:x="2.279cm" svg:y="12.817cm">
          <draw:text-box>
            <text:p><text:span text:style-name="T2">10.1.1.0/24 <text:s/></text:span></text:p>
            <text:p><text:span text:style-name="T3">VBox Host-only</text:span></text:p>
          </draw:text-box>
        </draw:frame>
        <draw:custom-shape draw:style-name="gr15" draw:text-style-name="P5" draw:layer="layout" svg:width="3.548cm" svg:height="2cm" svg:x="16.609cm" svg:y="2.051cm">
          <text:p text:style-name="P1"><text:span text:style-name="T1">db02</text:span></text:p>
          <text:p text:style-name="P1"><text:span text:style-name="T4">mysql DB ser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975cm" svg:height="1.039cm" svg:x="16.991cm" svg:y="3.72cm">
          <draw:text-box>
            <text:p><text:span text:style-name="T5"/></text:p>
            <text:p><text:span text:style-name="T5">10.2.1.42</text:span></text:p>
          </draw:text-box>
        </draw:frame>
        <draw:line draw:style-name="gr6" draw:text-style-name="P3" draw:layer="layout" svg:x1="17.073cm" svg:y1="6.395cm" svg:x2="17.107cm" svg:y2="4.0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0-11-30T10:09:46.387513127</dc:date>
    <meta:editing-duration>PT2H22M17S</meta:editing-duration>
    <meta:editing-cycles>29</meta:editing-cycles>
    <meta:generator>LibreOffice/6.4.6.2$Linux_X86_64 LibreOffice_project/40$Build-2</meta:generator>
    <meta:document-statistic meta:object-count="24"/>
  </office:meta>
</office:document-meta>
</file>